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4.4306in" fo:margin-left="0.5458in" fo:margin-right="1.716in" table:align="margins"/>
    </style:style>
    <style:style style:name="Table1.A" style:family="table-column">
      <style:table-column-properties style:column-width="3.7639in" style:rel-column-width="5420*"/>
    </style:style>
    <style:style style:name="Table1.B" style:family="table-column">
      <style:table-column-properties style:column-width="0.6667in" style:rel-column-width="96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style:vertical-align=""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4" style:family="paragraph" style:parent-style-name="Standard">
      <style:paragraph-properties fo:text-align="end" style:justify-single-word="false"/>
      <style:text-properties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6"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8" style:family="paragraph" style:parent-style-name="Standard">
      <style:paragraph-properties fo:text-align="center"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10" style:family="paragraph" style:parent-style-name="Standard" style:list-style-name="L1">
      <style:paragraph-properties fo:text-align="start" style:justify-single-word="false"/>
      <style:text-properties fo:font-size="12pt" fo:font-style="normal" style:font-size-asian="12pt" style:font-style-asian="normal" style:font-size-complex="12pt" style:font-style-complex="normal"/>
    </style:style>
    <style:style style:name="P11" style:family="paragraph" style:parent-style-name="Standard" style:list-style-name="L2">
      <style:paragraph-properties fo:text-align="start" style:justify-single-word="false"/>
      <style:text-properties fo:font-size="12pt" fo:font-style="normal" style:font-size-asian="12pt" style:font-style-asian="normal" style:font-size-complex="12pt" style:font-style-complex="normal"/>
    </style:style>
    <style:style style:name="P12" style:family="paragraph" style:parent-style-name="Standard" style:list-style-name="L3">
      <style:paragraph-properties fo:text-align="start" style:justify-single-word="false"/>
      <style:text-properties fo:font-size="12pt" fo:font-style="normal" style:font-size-asian="12pt" style:font-style-asian="normal" style:font-size-complex="12pt" style:font-style-complex="normal"/>
    </style:style>
    <style:style style:name="P13" style:family="paragraph" style:parent-style-name="Standard" style:list-style-name="L4">
      <style:paragraph-properties fo:text-align="start" style:justify-single-word="false"/>
      <style:text-properties fo:font-size="12pt" fo:font-style="normal" style:font-size-asian="12pt" style:font-style-asian="normal" style:font-size-complex="12pt" style:font-style-complex="normal"/>
    </style:style>
    <style:style style:name="P14" style:family="paragraph" style:parent-style-name="Standard" style:list-style-name="L5">
      <style:paragraph-properties fo:text-align="start" style:justify-single-word="false"/>
      <style:text-properties fo:font-size="12pt" fo:font-style="normal" style:font-size-asian="12pt" style:font-style-asian="normal" style:font-size-complex="12pt" style:font-style-complex="normal"/>
    </style:style>
    <style:style style:name="P15" style:family="paragraph" style:parent-style-name="Standard" style:list-style-name="L6">
      <style:paragraph-properties fo:text-align="start" style:justify-single-word="false"/>
      <style:text-properties fo:font-size="12pt" fo:font-style="normal" style:font-size-asian="12pt" style:font-style-asian="normal" style:font-size-complex="12pt" style:font-style-complex="normal"/>
    </style:style>
    <style:style style:name="P16" style:family="paragraph" style:parent-style-name="Standard" style:list-style-name="L7">
      <style:paragraph-properties fo:text-align="start" style:justify-single-word="false"/>
      <style:text-properties fo:font-size="12pt" fo:font-style="normal" style:font-size-asian="12pt" style:font-style-asian="normal" style:font-size-complex="12pt" style:font-style-complex="normal"/>
    </style:style>
    <style:style style:name="P17"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9" style:family="paragraph" style:parent-style-name="Standard">
      <style:paragraph-properties fo:text-align="start" style:justify-single-word="false"/>
      <style:text-properties fo:font-size="18pt" fo:font-style="normal" style:font-size-asian="18pt" style:font-style-asian="normal" style:font-size-complex="18pt" style:font-style-complex="normal"/>
    </style:style>
    <style:style style:name="P20" style:family="paragraph" style:parent-style-name="Standard">
      <style:paragraph-properties fo:text-align="start"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21"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22" style:family="paragraph" style:parent-style-name="Standard">
      <style:paragraph-properties fo:text-align="start" style:justify-single-word="false"/>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23"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24"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5" style:family="paragraph" style:parent-style-name="Standard">
      <style:paragraph-properties fo:text-align="start" style:justify-single-word="false"/>
      <style:text-properties fo:font-size="14pt" fo:font-style="italic" style:text-underline-style="solid" style:text-underline-width="auto" style:text-underline-color="font-color" style:font-size-asian="14pt" style:font-style-asian="italic" style:font-size-complex="14pt" style:font-style-complex="italic"/>
    </style:style>
    <style:style style:name="P26"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27"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text-underline-style="solid" style:text-underline-width="auto" style:text-underline-color="font-color"/>
    </style:style>
    <style:style style:name="T5" style:family="text">
      <style:text-properties fo:font-size="12pt" style:font-size-asian="12pt"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oll High or Die</text:p>
      <text:p text:style-name="P2"/>
      <text:p text:style-name="P3">A setting-agnostic, modular, "fifth-edition" TTRPG with a focus on the harsh reality of Adventur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an Wuth<text:line-break/>RHoD v0.1 / 2024</text:p>
      <text:p text:style-name="P4"/>
      <text:p text:style-name="P8"><text:soft-page-break/>Table of Contents</text:p>
      <text:p text:style-name="P5">3 - Introduction</text:p>
      <text:p text:style-name="P5"><text:tab/>What is Roleplaying?</text:p>
      <text:p text:style-name="P5"><text:tab/>How do I play RHoD?</text:p>
      <text:p text:style-name="P5"><text:tab/>What is a Referee?</text:p>
      <text:p text:style-name="P5">4 - Creating and Developing a Character</text:p>
      <text:p text:style-name="P5"><text:tab/>Character Concept</text:p>
      <text:p text:style-name="P5"><text:tab/><text:tab/>Settings &amp; Context</text:p>
      <text:p text:style-name="P5"><text:tab/><text:tab/>Past, Present, Future?</text:p>
      <text:p text:style-name="P5"><text:tab/><text:tab/>Mechanical Ideation?</text:p>
      <text:p text:style-name="P5">5 -<text:tab/>Ability Scores</text:p>
      <text:p text:style-name="P5">6 -<text:tab/>Experience (+ Expansion)</text:p>
      <text:p text:style-name="P5"><text:tab/><text:tab/>Spending Experience</text:p>
      <text:p text:style-name="P5"><text:tab/><text:tab/>Skills</text:p>
      <text:p text:style-name="P5"><text:tab/><text:tab/>Features</text:p>
      <text:p text:style-name="P5"><text:tab/><text:tab/>Traits</text:p>
      <text:p text:style-name="P5">8 - Living in the World</text:p>
      <text:p text:style-name="P5"><text:tab/>Surviving</text:p>
      <text:p text:style-name="P5"><text:tab/>Encounters</text:p>
      <text:p text:style-name="P5"><text:tab/><text:tab/>Actions During Encounters</text:p>
      <text:p text:style-name="P5"><text:tab/><text:tab/>Generic Actions</text:p>
      <text:p text:style-name="P5"><text:tab/><text:tab/>Combat Definitions</text:p>
      <text:p text:style-name="P5"><text:tab/>Inventory (+ Expansion)</text:p>
      <text:p text:style-name="P5"><text:tab/><text:tab/>Management</text:p>
      <text:p text:style-name="P5"><text:tab/><text:tab/>Equipment</text:p>
      <text:p text:style-name="P5"><text:tab/><text:tab/>Weapons &amp; Ammunition</text:p>
      <text:p text:style-name="P5"><text:tab/><text:tab/>Armor</text:p>
      <text:p text:style-name="P6"><text:tab/>Enviroment &amp; Effec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2"><text:soft-page-break/>Introduction</text:p>
      <text:p text:style-name="P5"/>
      <text:p text:style-name="P5"><text:tab/>Roll High or Die began as a series of ideas for hacks and homerules for my gaming group's TTRPG of choice, and it's continued development brought a significantly more "crunchy", but more modular, gaming system. Much of what you will find here is similar to other games you may have played before, with some sort of twist.</text:p>
      <text:p text:style-name="P5"/>
      <text:p text:style-name="P5"><text:tab/>RHoD focuses on the difficulty a character faces as they encounter threats and dangers on their way to accomplishing their goals. These concepts – that your characters have goals and that they will face genuine danger – are integral to RHoD as a system. Death is always on the table, and it is inevitable in the face of arrogance. Beyond the looming threat of death, RHoD allows characters to run wild in the field of specialization. Systemically, RHoD has no concept of "Class" or "Role", allowing characters and parties to define those concepts for themselves.</text:p>
      <text:p text:style-name="P5"/>
      <text:p text:style-name="P21">What is a Roleplaying Game?</text:p>
      <text:p text:style-name="P5"/>
      <text:p text:style-name="P5"><text:tab/>Roleplaying Games are systems of rules that support the telling of a fictional story in a setting. While you are playing a RPG, you are acting as a character within that world – and they certainly do not think they are a character. Your character has dreams and ambitions, and fears and regrets. Your character is a full yet fictional person, and you are both writing and acting out their story.</text:p>
      <text:p text:style-name="P5"/>
      <text:p text:style-name="P21">How do I play RHoD?</text:p>
      <text:p text:style-name="P5"/>
      <text:p text:style-name="P5"><text:tab/>RHoD uses a full set of polyhedral dice (d20, d12, d10, d8, d6, d4), paper, and a writing utencil. At least, this is what you need to play RHoD.</text:p>
      <text:p text:style-name="P5"/>
      <text:p text:style-name="P5"><text:tab/>Your Referee will describe a scene in which one or more Player Characters (PCs), the characters you are playing, are present. Then, you will act as your character within that scene – you may verbally dictate their actions ("Rowan moves to the bar, and orders a drink."), or speak as if you were them ("I walk to the bar calmly and speak to the bartender; 'I'll have a mead.'"). Then, your Referee will respond similarly, describing the consequences of your actions, and mechanically resolving the related game effects.</text:p>
      <text:p text:style-name="P5"/>
      <text:p text:style-name="P5"><text:tab/>This loop of presentation and response continues until you find a good place to stop, or you cannot reasonably continue. Have fun!</text:p>
      <text:p text:style-name="P5"/>
      <text:p text:style-name="P21">What is a Referee?</text:p>
      <text:p text:style-name="P5"/>
      <text:p text:style-name="P5"><text:tab/>A Referee is the key to a successful and continuing game of RHoD. The Referee is the one player at the table responsible for acting as the world, it's characters, and the concequences of action within that world. The other players are responsible for only their personal character.</text:p>
      <text:p text:style-name="P5"/>
      <text:p text:style-name="P5"><text:tab/>Your Referee is the authority on the setting your game takes place in, the arbitrator of the concequences of action within that setting, and the final authority for what can and cannot be done. Above all else, a Referee worships the Rule of Cool – that was cool, how can that work? </text:p>
      <text:p text:style-name="P5"/>
      <text:p text:style-name="P22"><text:soft-page-break/>Creating and Developing a Character</text:p>
      <text:p text:style-name="P5"/>
      <text:p text:style-name="P5"><text:tab/>As a Player in the game of RHoD, you will act as a Character that you will work with the Referee to create. Your Character begins as a concept, to which you will add mechanical abilities, and personality.</text:p>
      <text:p text:style-name="P5"/>
      <text:p text:style-name="P26">Step-by-Step Express</text:p>
      <text:p text:style-name="P5"/>
      <text:list xml:id="list573737199436723725" text:style-name="L1">
        <text:list-item>
          <text:list>
            <text:list-item>
              <text:list>
                <text:list-item>
                  <text:p text:style-name="P10">Work with your Referee on a Character Concept</text:p>
                </text:list-item>
                <text:list-item>
                  <text:p text:style-name="P10">Generate and Assign Ability Scores</text:p>
                </text:list-item>
                <text:list-item>
                  <text:p text:style-name="P10">Spend 4 (or another, Referee defined number) Experience</text:p>
                  <text:list>
                    <text:list-header>
                      <text:p text:style-name="P10">- <text:span text:style-name="T2">It is recommended you attain at least one Feature, Trait, and Combat Skill using this starting Experience.</text:span></text:p>
                    </text:list-header>
                  </text:list>
                </text:list-item>
                <text:list-item>
                  <text:p text:style-name="P10">Gather Starting Equipment</text:p>
                  <text:list>
                    <text:list-header>
                      <text:p text:style-name="P10">- <text:span text:style-name="T2">Your Starting Equipment may be selected from the options in the Equipment chapter of this book and/or another Equipment chapter in another book.</text:span></text:p>
                    </text:list-header>
                  </text:list>
                </text:list-item>
              </text:list>
            </text:list-item>
          </text:list>
        </text:list-item>
      </text:list>
      <text:p text:style-name="P5"/>
      <text:p text:style-name="P21">Settings and Context</text:p>
      <text:p text:style-name="P5"/>
      <text:p text:style-name="P5"><text:tab/>Your Character inherently exists within a Setting, and you should consider the context and theming of the Setting while you are discovering your Character. A dark and brooding knight might not fit particularly well in a commically violent setting – in the same vein, a one-lining cool-guy might not be a good fit for a serious and grim setting.</text:p>
      <text:p text:style-name="P5"/>
      <text:p text:style-name="P5"><text:tab/>In addition, the Setting may – or may not – support some Mechanical Expansions, such as Magic or Future Tech, that incorperates additional Skills, Features, and Traits that are not present in these Core Rules. Ask your Referee.</text:p>
      <text:p text:style-name="P5"/>
      <text:p text:style-name="P21">Character Concept</text:p>
      <text:p text:style-name="P5"/>
      <text:p text:style-name="P5"><text:tab/>When you are beginning to create a character, you may experience Analysis Paralysis or Blank Page Syndrome, better known as "I don't even know where to start."</text:p>
      <text:p text:style-name="P5"/>
      <text:p text:style-name="P5"><text:tab/>Don't worry! Your options are numerous for the purpose of replayability – your first character will be less complex or unique than any character you make after your first, and this is expected. Your character concept could resonably be a direct refrence to a character from a form of media (see "a dark and brooding knight"), a trope ("the protective one" or "the naive one"), or even an idea about what you want your character to be able to do ("I hit really hard" or "I can get hit hard and survive" or "I can heal my allies under pressure").</text:p>
      <text:p text:style-name="P5"/>
      <text:p text:style-name="P25"><text:span text:style-name="T1">Past, Present, and Future?</text:span></text:p>
      <text:p text:style-name="P5"><text:tab/>Once you have a concept of who your character could be, it becomes time to answer some questions about them. The three biggest questions you should think about are as follows:</text:p>
      <text:p text:style-name="P5"><text:tab/></text:p>
      <text:p text:style-name="P5"><text:tab/>Who is your character in the world, and why are they a focus of our story?</text:p>
      <text:p text:style-name="P5"/>
      <text:p text:style-name="P5"><text:tab/>What has happened or was happening that has led your character to be who they are now?</text:p>
      <text:p text:style-name="P5"/>
      <text:p text:style-name="P5"><text:soft-page-break/><text:tab/>What does your character want now, and why?</text:p>
      <text:p text:style-name="P5"/>
      <text:p text:style-name="P5"><text:tab/>Your answers to these questions will add depth to your character, and will help inform you as you begin to play as their Actor.</text:p>
      <text:p text:style-name="P5"/>
      <text:p text:style-name="P25"><text:span text:style-name="T1">Mechanical Ideation?</text:span></text:p>
      <text:p text:style-name="P5"><text:tab/>If your concept begins at mechanics, that's okay! The mechanics of what a character can do are just as important as who they are. Begin examining the Features and Traits available to you at 1 or 2 EXP, as these are the first abilities you will have access to. The flavoring or effects of a particaluar ability may look inticing or fit your mechanical ideation.</text:p>
      <text:p text:style-name="P5"/>
      <text:p text:style-name="P20">Ability Scores</text:p>
      <text:p text:style-name="P5"/>
      <text:p text:style-name="P5"><text:tab/>Ability Scores are the numerical representation of a character's base ability to enact their desires within or upon the world. There are six Ability Scores in RHoD, which can be split into physical scores - <text:span text:style-name="T2">Strength</text:span>, <text:span text:style-name="T2">Dexterity</text:span>, <text:span text:style-name="T2">Constitution </text:span>- and mental scores - <text:span text:style-name="T2">Intelligence</text:span>, <text:span text:style-name="T2">Wisdom</text:span>, <text:span text:style-name="T2">Charisma</text:span>.</text:p>
      <text:p text:style-name="P5"/>
      <text:p text:style-name="P5"><text:tab/><text:span text:style-name="T2">Strength</text:span> is a representation of a character's physical power.</text:p>
      <text:p text:style-name="P5"><text:tab/><text:span text:style-name="T2">Dexterity</text:span> is a representation of a character's physical agility and coordination.</text:p>
      <text:p text:style-name="P5"><text:tab/><text:span text:style-name="T2">Constitution</text:span> is a representation of a character's physical endurance and internal function.</text:p>
      <text:p text:style-name="P5"><text:tab/><text:span text:style-name="T2">Intelligence</text:span> is a representation of a character's mental logical functions, such as memory and reasoning.</text:p>
      <text:p text:style-name="P5"><text:tab/><text:span text:style-name="T2">Wisdom</text:span> is a representation of a character's mental survival functions, such as detecting danger or falsehoods.</text:p>
      <text:p text:style-name="P5"><text:tab/><text:span text:style-name="T2">Charisma</text:span> is a representation of a character's chosen outward emotional state and their hierarchic position within community.</text:p>
      <text:p text:style-name="P5"/>
      <text:p text:style-name="P5"><text:tab/>To generate an array of Ability Scores, perform the following six times; roll 4d6, take the lowest value die out, and total the other three. Note the total for later use.</text:p>
      <text:p text:style-name="P5"><text:tab/>Your Referee may choose to invalidate an array (more/less than 15 points to 72, for example), or have you generate your arrays in other manners (roll 3d6, no die out, for example). Please comply.</text:p>
      <text:p text:style-name="P5"><text:tab/>Once you have generated your array, you may assign each Score to an Ability, and calculate its Ability Modifier, which is the value you will add to a roll that uses that Ability. Your Ability Modifier for a given Ability is equal to that Ability Score divided by 2, minus 5. A negative value for an Ability Score Modifier is generally valid.</text:p>
      <text:p text:style-name="P5"/>
      <text:p text:style-name="P24">Ability Checks &amp; Difficulty Class</text:p>
      <text:p text:style-name="P5"/>
      <text:p text:style-name="P5"><text:tab/>When a character's ability is tested, and the result is uncertain, they make an Ability Check. To make an Ability Check, roll a d20, and add the relevant Ability Modifier to the total. After you add any other benefits and deficits, compare your total to the Difficulty Class of the check.</text:p>
      <text:p text:style-name="P5"/>
      <text:p text:style-name="P5"><text:tab/>The mechanical difficulty of a given task is known as its Difficulty Class (DC). The more difficult a task is to succeed in, the higher the Difficulty Class of that task. The following table provides context to a given numerical DC:</text:p>
      <text:p text:style-name="P5"/>
      <table:table table:name="Table1" table:style-name="Table1">
        <table:table-column table:style-name="Table1.A"/>
        <table:table-column table:style-name="Table1.B"/>
        <table:table-row>
          <table:table-cell table:style-name="Table1.A1" office:value-type="string">
            <text:p text:style-name="P27">Example</text:p>
          </table:table-cell>
          <table:table-cell table:style-name="Table1.B1" office:value-type="string">
            <text:p text:style-name="P27">DC</text:p>
          </table:table-cell>
        </table:table-row>
        <text:soft-page-break/>
        <table:table-row>
          <table:table-cell table:style-name="Table1.A2" office:value-type="string">
            <text:p text:style-name="P27">Very Easy – Anyone can Succeed</text:p>
          </table:table-cell>
          <table:table-cell table:style-name="Table1.B2" office:value-type="float" office:value="5">
            <text:p text:style-name="P27">5</text:p>
          </table:table-cell>
        </table:table-row>
        <table:table-row>
          <table:table-cell table:style-name="Table1.A2" office:value-type="string">
            <text:p text:style-name="P27">Easy – Training guarantees Success </text:p>
          </table:table-cell>
          <table:table-cell table:style-name="Table1.B2" office:value-type="float" office:value="10">
            <text:p text:style-name="P27">10</text:p>
          </table:table-cell>
        </table:table-row>
        <table:table-row>
          <table:table-cell table:style-name="Table1.A2" office:value-type="string">
            <text:p text:style-name="P27">Medium – Professionals likely Succeed</text:p>
          </table:table-cell>
          <table:table-cell table:style-name="Table1.B2" office:value-type="float" office:value="15">
            <text:p text:style-name="P27">15</text:p>
          </table:table-cell>
        </table:table-row>
        <table:table-row>
          <table:table-cell table:style-name="Table1.A2" office:value-type="string">
            <text:p text:style-name="P27">Hard – Professionals likely Fail</text:p>
          </table:table-cell>
          <table:table-cell table:style-name="Table1.B2" office:value-type="float" office:value="20">
            <text:p text:style-name="P27">20</text:p>
          </table:table-cell>
        </table:table-row>
        <table:table-row>
          <table:table-cell table:style-name="Table1.A2" office:value-type="string">
            <text:p text:style-name="P27">Very Hard – Only the Best Succeed</text:p>
          </table:table-cell>
          <table:table-cell table:style-name="Table1.B2" office:value-type="float" office:value="25">
            <text:p text:style-name="P27">25</text:p>
          </table:table-cell>
        </table:table-row>
        <table:table-row>
          <table:table-cell table:style-name="Table1.A2" office:value-type="string">
            <text:p text:style-name="P27">Nearing Impossible – Few, if any, could Succeed</text:p>
          </table:table-cell>
          <table:table-cell table:style-name="Table1.B2" office:value-type="float" office:value="30">
            <text:p text:style-name="P27">30</text:p>
          </table:table-cell>
        </table:table-row>
        <table:table-row>
          <table:table-cell table:style-name="Table1.A2" office:value-type="string">
            <text:p text:style-name="P27">Impossible – Success is genre-shaking</text:p>
          </table:table-cell>
          <table:table-cell table:style-name="Table1.B2" office:value-type="float" office:value="35">
            <text:p text:style-name="P27">35</text:p>
          </table:table-cell>
        </table:table-row>
      </table:table>
      <text:p text:style-name="P5"/>
      <text:p text:style-name="P5"><text:tab/>Typically, a Skill will be more situationally relavent than a general Ability Check. To make a Skill Check, make a Ability Check of the Skill's parent Ability, then add your Degree of Proficiency <text:s/>in that Skill.</text:p>
      <text:p text:style-name="P5"/>
      <text:p text:style-name="P19"><text:span text:style-name="T1">Experience</text:span></text:p>
      <text:p text:style-name="P5"><text:line-break/><text:tab/>Experience (EXP) is the numerical representation of a character's accumulative knowledge and application of their abilities under pressure. Experience is awarded to characters as they face challenges, and is consumed as the character expands their abilities.<text:line-break/><text:line-break/><text:tab/>At the conclusion of an <text:span text:style-name="T2">Encounter </text:span>(see <text:span text:style-name="T2">Combat &amp; Actions</text:span>), each participating character will gain a number of experience based on the relative difficulty of that <text:span text:style-name="T2">Encounter</text:span>. Gaining 3 or more EXP for particpation in an <text:span text:style-name="T2">Encounter</text:span> is an impressive reward.</text:p>
      <text:p text:style-name="P5"/>
      <text:p text:style-name="P21">Spending Experience</text:p>
      <text:p text:style-name="P5"/>
      <text:p text:style-name="P5"><text:tab/>While <text:span text:style-name="T2">Resting</text:span> (see <text:span text:style-name="T2">Surviving</text:span>), a character may spend the EXP they have gained for Features, Traits, and Skills. You cannot spend EXP you do not have.</text:p>
      <text:p text:style-name="P5"/>
      <text:p text:style-name="P5"><text:tab/>The total number of unique Features and Traits a Character has gained is known as their Total Mechanics Known (TMK). TMK is often an eligibility requirement for gaining more powerful Features and Traits.</text:p>
      <text:p text:style-name="P5"/>
      <text:p text:style-name="P24">Gaining Features</text:p>
      <text:p text:style-name="P5"/>
      <text:p text:style-name="P5"><text:tab/>Each Feature has an indicated Experience cost. When you gain a Feature, reduce your Experience by that Feature's Experience cost.</text:p>
      <text:p text:style-name="P5"/>
      <text:p text:style-name="P5"><text:tab/>Some Features have additional Requirements that a Character must meet before they are eligable to gain that Feature (such as having a TMK of 3 or more).</text:p>
      <text:p text:style-name="P5"/>
      <text:p text:style-name="P5"><text:tab/>Further, some Features have Requirements for Use that a Character must be meeting at the time that they use that Feature (such as holding a certain Weapon or Item, or having a certain Condition). If these Requirements for Use are not currently met, a character cannot use that Feature at this time.</text:p>
      <text:p text:style-name="P5"/>
      <text:p text:style-name="P24">Gaining Traits</text:p>
      <text:p text:style-name="P5"/>
      <text:p text:style-name="P5"><text:soft-page-break/><text:tab/>Each Trait has an indicated Experience cost. When you gain a Trait, reduce your Experience by that Trait's Experience cost.</text:p>
      <text:p text:style-name="P5"/>
      <text:p text:style-name="P5"><text:tab/>Some Traits have additional Requirements that a Character must meet before they are eligable to gain that Trait (such as having a TMK of 3 or more).</text:p>
      <text:p text:style-name="P5"/>
      <text:p text:style-name="P23"><text:span text:style-name="T4">Gaining and Improving Skills</text:span><text:line-break/></text:p>
      <text:p text:style-name="P23"><text:span text:style-name="T6"><text:tab/>The Experience Cost of increasing your Degree of Proficiency in a given Skill depends on the type of Skill you are improving.</text:span></text:p>
      <text:p text:style-name="P23"><text:span text:style-name="T6"/></text:p>
      <text:p text:style-name="P23"><text:span text:style-name="T6"><text:tab/>Increasing your Degree of Proficiency in any </text:span><text:span text:style-name="T5">Combat Skill</text:span><text:span text:style-name="T6"> costs a number of EXP equal to the value of the Degree of Proficiency you are gaining (your first Degree in a Combat Skill costs 2 EXP, your second costs 4 EXP, your third costs 6 EXP, and so on).</text:span></text:p>
      <text:p text:style-name="P23"><text:span text:style-name="T6"/></text:p>
      <text:p text:style-name="P23"><text:span text:style-name="T6"><text:tab/>Increasing your Degree of Proficiency in any </text:span><text:span text:style-name="T5">Personal Skill </text:span><text:span text:style-name="T6">or </text:span><text:span text:style-name="T5">Physical Skill</text:span><text:span text:style-name="T6"> costs a number of EXP equal to half the value of the Degree of Proficiency you are gaining (your first Degree in a Personal Skill costs 1 EXP, your second costs 2 EXP, your third costs 3 EXP, and so on).</text:span></text:p>
      <text:p text:style-name="P23"><text:span text:style-name="T6"/></text:p>
      <text:p text:style-name="P23"><text:span text:style-name="T6"><text:tab/>Increasing your Degree of Proficiency in any </text:span><text:span text:style-name="T5">Knowledge Skill</text:span><text:span text:style-name="T6"> costs a number of EXP equal to the value of the Degree of Proficiency (your first Degree in a Knowledge Skill costs 2 EXP, your second costs 4 EXP, your third costs 6 EXP, and so on) and a Knowledge Source (such as a topical book, a willing professor, or another less mundane source).</text:span></text:p>
      <text:p text:style-name="P23"><text:span text:style-name="T6"/></text:p>
      <text:p text:style-name="P23"><text:tab/><text:span text:style-name="T6">Increasing your Degree of Proficiency in any </text:span><text:span text:style-name="T5">Professional Skill</text:span><text:span text:style-name="T6"> costs a number of EXP equal to the value of the Degree of Proficiency (your first Degree in a Professional Skill costs 2 EXP, your second costs 4 EXP, your third costs 6 EXP, and so on) and a number of Watches spent using that Professional Skill equal to four times the value of the Degree of Proficiency (your first Degree in a Professional Skill requires 8 Watches, your second requires 16 Watches, and so on).</text:span></text:p>
      <text:p text:style-name="P23"><text:span text:style-name="T6"/></text:p>
      <text:p text:style-name="P23"><text:span text:style-name="T6"/></text:p>
      <text:p text:style-name="P23"><text:span text:style-name="T6"/></text:p>
      <text:p text:style-name="P23"><text:span text:style-name="T6"/></text:p>
      <text:p text:style-name="P23"><text:span text:style-name="T6"/></text:p>
      <text:p text:style-name="P23"><text:span text:style-name="T6"/></text:p>
      <text:p text:style-name="P23"><text:span text:style-name="T6"/></text:p>
      <text:p text:style-name="P23"><text:span text:style-name="T6"/></text:p>
      <text:p text:style-name="P23"><text:span text:style-name="T6"/></text:p>
      <text:p text:style-name="P23"><text:span text:style-name="T6"/></text:p>
      <text:p text:style-name="P23"><text:span text:style-name="T6"/></text:p>
      <text:p text:style-name="P23"><text:span text:style-name="T6"/></text:p>
      <text:p text:style-name="P23"><text:span text:style-name="T6"/></text:p>
      <text:p text:style-name="P23"><text:span text:style-name="T6"/></text:p>
      <text:p text:style-name="P23"><text:span text:style-name="T6"/></text:p>
      <text:p text:style-name="P23"><text:span text:style-name="T6"/></text:p>
      <text:p text:style-name="P23"><text:span text:style-name="T6"/></text:p>
      <text:p text:style-name="P23"><text:span text:style-name="T6"/></text:p>
      <text:p text:style-name="P23"><text:span text:style-name="T6"/></text:p>
      <text:p text:style-name="P23"><text:span text:style-name="T6"/></text:p>
      <text:p text:style-name="P22"><text:soft-page-break/>Living in the World</text:p>
      <text:p text:style-name="P5"/>
      <text:p text:style-name="P5"><text:tab/>The major mechanics of RHoD support characters taking actions and living with the consequences. Needs must be met, and Conditions must be resolved. If a Character fails to maintain these needs, they will begin to face compounding consequences. When these needs are completely met, a Character will gain a bonus.</text:p>
      <text:p text:style-name="P5"/>
      <text:p text:style-name="P24">Timekeeping</text:p>
      <text:p text:style-name="P5"/>
      <text:p text:style-name="P5"><text:tab/>Timekeeping is central to continued survival. Mechanically, RHoD cares for a number of measurements, including Days (24 hours), Watches (4 hours), and Rounds (6-12 seconds).</text:p>
      <text:p text:style-name="P5"/>
      <text:p text:style-name="P5"><text:tab/>An adventurer's day is a generally a combination of Travel, Activity, and Rest. With six Watches in a Day, a typical Adventuring Day begins at dawn with Travel. At some point, the party reaches their destination, and begins performing Activities. If they've stayed close to home, they might Travel again before Resting for at least the next 8 hours. <text:line-break/><text:line-break/><text:tab/>In total, that was 2 Travel Watches, 2 Active Watches, and 2 Resting Watches in the typical Adventuring Day. A third Resting Watch is usually required if the party has kept a "rotating guard" throughout their Resting Watches. </text:p>
      <text:p text:style-name="P5"><text:tab/>- <text:span text:style-name="T2">(A "rotating guard" involves at least one member of the party staying awake and alert to guard at least two others. After 4 hours, the guard switches with the first member, then, 4 hours later, the guard switches again with the second member. The second member has slept for 8 hours, and will guard the others while they sleep for 4 hours. All members of the party have slept for 8 hours of the day).</text:span></text:p>
      <text:p text:style-name="P5"/>
      <text:p text:style-name="P24">Food</text:p>
      <text:p text:style-name="P5"/>
      <text:p text:style-name="P5"><text:tab/>We all must eat. If you do not eat, you do not physically have the energy you require to perform strenuous activity, or eventually even sustain your body. When you are Travelling or Resting you may fulfill your character's need for Food. A Ration contains a full days worth of Food - three meals.<text:line-break/><text:line-break/><text:tab/>When a day passes, you will gain or lose conditions based on the amount of Food you've eaten;<text:line-break/><text:tab/>- If you have eaten a Full Ration, you Chemically Resolve any number of stacks of 'Hungry' or 'Starving' Condition you have.<text:line-break/><text:tab/>- If you have eaten a Half Ration, you gain a stack of the 'Hungry' Condition, and you Chemically Resolve any number of stacks of the 'Starving' Condition you have.<text:line-break/><text:tab/>- If you have eaten no Ration, you gain a stack of the 'Starving' Condition.</text:p>
      <text:p text:style-name="P5"/>
      <text:p text:style-name="P24">Water</text:p>
      <text:p text:style-name="P5"/>
      <text:p text:style-name="P5"><text:tab/>Water is the base of life. When you do not drink, you will quickly experience the internal gnawing of dehydration. When you are Travelling or Resting you may fulfill your character's need for Water. <text:s/>A Ration contains a full days worth of Water - one gallon.<text:line-break/><text:line-break/>When a day passes, you will gain or lose conditions based on the amount of Water you've drank;</text:p>
      <text:p text:style-name="P5"><text:tab/>- If you drink a Full Ration, you Chemically Resolve any number of stacks of the <text:soft-page-break/>'Dehydrated' Condition you have.</text:p>
      <text:p text:style-name="P5"><text:tab/>- If you drink a Half Ration, you gain a stack of the 'Dehydrated' Condition.</text:p>
      <text:p text:style-name="P5"><text:tab/>- If you drink no Ration, you gain three stacks of the 'Dehydrated' Condition.</text:p>
      <text:p text:style-name="P5"/>
      <text:p text:style-name="P24">Sleep</text:p>
      <text:p text:style-name="P5"/>
      <text:p text:style-name="P5"><text:tab/>Sleep allows your body to perform the unconscious processes that will rejuvenate and recuperate your physical and mental health. While you are Resting, you may fulfill your character's need for Sleep.<text:line-break/><text:line-break/><text:tab/>When a day passes, you will gain or lose conditions based on the amount of Sleep you've had;</text:p>
      <text:p text:style-name="P5"><text:tab/>- If you Rest for 8 or more hours, you Resolve one stack of the 'Exhausted' Condition, or, if you have no stacks of the 'Exhausted' Condition, you gain the 'Well Rested' Condition.<text:line-break/><text:tab/>- If you Rest for more than 4 hours, but less than 8, you experience no mechanical benefit or detriment.<text:line-break/><text:tab/>- If you Rest for less than 4 hours, you gain one stack of the 'Exhausted' Conditio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2"><text:soft-page-break/>Combat &amp; Actions</text:p>
      <text:p text:style-name="P5"/>
      <text:p text:style-name="P5"><text:tab/>When you find yourself in a situation that you recognize as dangerous, your body begins to pump adrenaline through your veins. As you begin to consciously analyze your surroundings, your body will prepare itself for immediate action and reaction.<text:line-break/><text:line-break/><text:tab/>In our game of RHoD, your character will find themselves in dangerous situations commonly. During a time when your character's mortal life could be threatened, or you are entering a hazardous space, your Referee may <text:span text:style-name="T2">Call for Initiative</text:span>, and begin to section time into Rounds. This portion of our game is known as an <text:span text:style-name="T1">Encounter</text:span><text:span text:style-name="T7">.</text:span></text:p>
      <text:p text:style-name="P5"><text:span text:style-name="T7"/></text:p>
      <text:p text:style-name="P24">Call for Intiative &amp; Taking Turns</text:p>
      <text:p text:style-name="P5"/>
      <text:p text:style-name="P5"><text:tab/>When Initiative is Called, participating Characters will make Initiative Skill Checks. Then, each character's result will be compared and ordered from greatest to least. This order is known as the Turn Order, and dictates when a Character takes their Turn to act compared to others during the Round. </text:p>
      <text:p text:style-name="P5"/>
      <text:p text:style-name="P5"><text:tab/>During an Encounter, each Character will have a Turn to act during each Round. At the beginning of a Character's Turn, they gain a number of Action Points equal to half their Dexterity Score.</text:p>
      <text:p text:style-name="P5"/>
      <text:p text:style-name="P5"><text:tab/>On your Turn you may take as many Actions as you can pay for using your Action Points. At the end of your Turn, any remaining or unspent Action Points are lost. You may not take Actions while it is not your Turn. Actions are mechanically defined as the Features or Generic Actions you could use on your Turn.</text:p>
      <text:p text:style-name="P5"/>
      <text:p text:style-name="P21">Combat Definitions</text:p>
      <text:p text:style-name="P5"><text:tab/>A number of positions and circumstances during combat will effect the outcome of that combat - who lives and who dies. The following section discusses the rules and definitions of how combat generally operates.</text:p>
      <text:p text:style-name="P5"/>
      <text:p text:style-name="P24">Timing</text:p>
      <text:p text:style-name="P5"/>
      <text:p text:style-name="P5"><text:tab/>During an <text:span text:style-name="T1">Encounter</text:span><text:span text:style-name="T7">, the timing of of abilities triggering and resolving is incredibly important. All effects resolve in a manner known as "First In, Last Out". This means that the most recently triggered ability or effect resolves before the triggering effect.</text:span></text:p>
      <text:p text:style-name="P5"><text:span text:style-name="T7"/></text:p>
      <text:p text:style-name="P5"><text:span text:style-name="T7"><text:tab/></text:span><text:span text:style-name="T3">(For example, when a creature is 'Engaged' and they go to make a Maneuver, they trigger the 'Engaged' Ailment's "When you make a Maneuver... they make an Attack against your Reflex." clause. This Attack occurs and resolves before the Maneuver.<text:line-break/><text:tab/>In this example, if another effect would be triggered by that Attack, it occurs and resolves, then the Attack does, and then the Maneuver would resolve.)</text:span></text:p>
      <text:p text:style-name="P5"/>
      <text:p text:style-name="P24">Stance</text:p>
      <text:p text:style-name="P5"/>
      <text:p text:style-name="P5"><text:tab/>Stance is the way your character's body is positioned, and will affect how effectively you fight. The four stances RHoD mechanically cares for are 'High Ready', 'Low Ready', 'Crouched', <text:soft-page-break/>and 'Prone'. </text:p>
      <text:p text:style-name="P5"/>
      <text:list xml:id="list4571228737454590891" text:style-name="L6">
        <text:list-header>
          <text:p text:style-name="P15">'High Ready' is an upright position, where your character has their weapon in a forward battle-ready position. You are favoring offence in this stance.</text:p>
        </text:list-header>
      </text:list>
      <text:list xml:id="list4119528699938285066" text:style-name="L5">
        <text:list-item>
          <text:list>
            <text:list-item>
              <text:p text:style-name="P14">While you are in the 'High Ready' Stance, you have +1 on Initiative Rolls and a +2 to Attack Rolls.</text:p>
            </text:list-item>
          </text:list>
        </text:list-item>
      </text:list>
      <text:p text:style-name="P5"/>
      <text:list xml:id="list41490415" text:continue-numbering="true" text:style-name="L5">
        <text:list-header>
          <text:p text:style-name="P14">'Low Ready' is an upright position, where your character has their weapon in a lowered position.</text:p>
        </text:list-header>
      </text:list>
      <text:list xml:id="list3843654976323535472" text:style-name="L4">
        <text:list-item>
          <text:list>
            <text:list-item>
              <text:p text:style-name="P13">While you maintain your readiness for battle, you are favoring your maneuverability in this stance. While you are in the 'Low Ready' Stance, you have +2 on Stealth Rolls and a +1 to your Reflex Defense.</text:p>
            </text:list-item>
          </text:list>
        </text:list-item>
      </text:list>
      <text:p text:style-name="P5"/>
      <text:list xml:id="list332991533805357246" text:style-name="L3">
        <text:list-header>
          <text:p text:style-name="P12">'Crouched' is a lowered position, where your character has lowered themselves at the knees or hips. This stance is favorable for Ranged combatants, who experience a more consistent aiming experience, but it can be detrimental for those combatants who rely on mobility and martial prowess.</text:p>
          <text:list>
            <text:list-item>
              <text:p text:style-name="P12">While you are in the 'Crouched' Stance, you cannot run, you gain a +3 bonus to Ranged Attacks, and you treat Low Cover as High Cover.</text:p>
            </text:list-item>
          </text:list>
        </text:list-header>
      </text:list>
      <text:p text:style-name="P5"/>
      <text:list xml:id="list4462332895028466299" text:style-name="L2">
        <text:list-header>
          <text:p text:style-name="P11">'Prone' is a fully lowered position, where your character has their chest or back upon the ground. This stance is rarely favorable for any combatant, and likely should be reserved for taking "deep" cover.</text:p>
          <text:list>
            <text:list-item>
              <text:p text:style-name="P11">While you are in the 'Prone' Stance, you cannot run, you treat Low Cover as High Cover, and No Cover as Low Cover. Attacks against you that originate within 10' have Advantage.</text:p>
            </text:list-item>
          </text:list>
        </text:list-header>
      </text:list>
      <text:p text:style-name="P5"/>
      <text:p text:style-name="P24">Cover</text:p>
      <text:p text:style-name="P5"/>
      <text:p text:style-name="P5"><text:tab/>Cover is any protective barrier between you and your opposition. Taking Cover during combat is a life-saving strategy. RHoD considers four levels of Cover; 'Full Cover', 'High Cover', 'Low Cover', and 'No Cover'.</text:p>
      <text:p text:style-name="P5"/>
      <text:list xml:id="list5369018222478912524" text:style-name="L7">
        <text:list-header>
          <text:p text:style-name="P16">You are adjacent to 'Full Cover,' such as a stone wall.</text:p>
          <text:list>
            <text:list-item>
              <text:p text:style-name="P16">You do not have Line of Sight through or over your Cover.</text:p>
            </text:list-item>
            <text:list-item>
              <text:p text:style-name="P16">Creatures on another side of the Cover do not have Line of Sight on you.</text:p>
            </text:list-item>
          </text:list>
          <text:p text:style-name="P16">You are adjacent to 'High Cover', such as a wooden wall.</text:p>
          <text:list text:continue-numbering="true">
            <text:list-item>
              <text:p text:style-name="P16">When you are the target of a Ranged Attack by an creature on another side of your Cover, you impose -6 to hit on that attack.</text:p>
            </text:list-item>
          </text:list>
          <text:p text:style-name="P16">You are adjacent to Low Cover, such as a mid-sized crate.</text:p>
          <text:list text:continue-numbering="true">
            <text:list-item>
              <text:p text:style-name="P16">When you are the target of a Ranged Attack by an creature on another side of your Cover, you impose -3 to hit on that attack.</text:p>
            </text:list-item>
          </text:list>
          <text:p text:style-name="P16">You are adjacent to 'No Cover', such as open air.</text:p>
          <text:list text:continue-numbering="true">
            <text:list-item>
              <text:p text:style-name="P16">No effect.</text:p>
            </text:list-item>
          </text:list>
        </text:list-header>
      </text:list>
      <text:p text:style-name="P5"/>
      <text:p text:style-name="P24">Positioning</text:p>
      <text:p text:style-name="P5"/>
      <text:p text:style-name="P5"><text:tab/>During an Encounter, RHoD assumes your character will occupy a 5 foot square at any given time. This 5 foot square is known as a space.</text:p>
      <text:p text:style-name="P5"><text:soft-page-break/></text:p>
      <text:p text:style-name="P5"><text:tab/>You may not end your Turn occupying the same space as any other creature. You may pass through a space occupied by an ally without penalty, but you may not pass through a space occupied by someone who considers you hostile.</text:p>
      <text:p text:style-name="P5"/>
      <text:p text:style-name="P18">Line of Sight</text:p>
      <text:p text:style-name="P5"/>
      <text:p text:style-name="P5"><text:tab/>When you make an Attack, you must first establish <text:span text:style-name="T1">Line of Sight</text:span> with your target. This requires that a point within the space your character occupies and a point on the space your target occupies may be connected by a straight and unbroken line. Your Line of Sight may "pass through" spaces or barriers defined as High Cover or Low Cover, and will incur the relavent consequence.</text:p>
      <text:p text:style-name="P5"/>
      <text:p text:style-name="P18">High Ground</text:p>
      <text:p text:style-name="P5"/>
      <text:p text:style-name="P5"><text:tab/>When you make an Attack, if the bottom of space you occupy is above the top of the space your target occupies, you gain +5 to that Attack.</text:p>
      <text:p text:style-name="P5"/>
      <text:p text:style-name="P18">Being Crushed &amp; Falling</text:p>
      <text:p text:style-name="P5"/>
      <text:p text:style-name="P18">Being Suffocated</text:p>
      <text:p text:style-name="P5"/>
      <text:p text:style-name="P24">Damage &amp; Damage Types</text:p>
      <text:p text:style-name="P5"/>
      <text:p text:style-name="P5"><text:tab/>// - // - // - //</text:p>
      <text:p text:style-name="P5"/>
      <text:p text:style-name="P5">Combat Definitions</text:p>
      <text:p text:style-name="P5"/>
      <text:p text:style-name="P5">Inventory (+ Expansion)</text:p>
      <text:p text:style-name="P5"/>
      <text:p text:style-name="P5">Management</text:p>
      <text:p text:style-name="P5"/>
      <text:p text:style-name="P5">Equipment</text:p>
      <text:p text:style-name="P5"/>
      <text:p text:style-name="P5">Weapons &amp; Ammunition</text:p>
      <text:p text:style-name="P5"/>
      <text:p text:style-name="P5">Armor</text:p>
      <text:p text:style-name="P6"><text:span text:style-name="T6"/></text:p>
      <text:p text:style-name="P6"><text:span text:style-name="T6">Enviroment &amp; Effec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45M42S</meta:editing-duration>
    <meta:editing-cycles>9</meta:editing-cycles>
    <meta:generator>OpenOffice/4.1.13$Win32 OpenOffice.org_project/4113m1$Build-9810</meta:generator>
    <dc:date>2024-08-01T21:22:06.34</dc:date>
    <meta:document-statistic meta:table-count="1" meta:image-count="0" meta:object-count="0" meta:page-count="12" meta:paragraph-count="183" meta:word-count="3746" meta:character-count="21606"/>
    <meta:user-defined meta:name="Info 1"/>
    <meta:user-defined meta:name="Info 2"/>
    <meta:user-defined meta:name="Info 3"/>
    <meta:user-defined meta:name="Info 4"/>
  </office:meta>
</office:document-meta>
</file>